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indent="0.9055in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3" style:parent-style-name="Standardstycketeckensnitt" style:family="text">
      <style:text-properties fo:font-weight="bold" style:font-weight-asian="bold" style:font-weight-complex="bold" fo:font-size="11pt" style:font-size-asian="11pt" style:font-size-complex="11pt"/>
    </style:style>
    <style:style style:name="T4" style:parent-style-name="Standardstycketeckensnitt" style:family="text">
      <style:text-properties fo:font-size="11pt" style:font-size-asian="11pt" style:font-size-complex="11pt"/>
    </style:style>
    <style:style style:name="P5" style:parent-style-name="Normal" style:family="paragraph">
      <style:text-properties fo:font-size="11pt" style:font-size-asian="11pt" style:font-size-complex="11pt"/>
    </style:style>
    <style:style style:name="P6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7" style:parent-style-name="Normal" style:family="paragraph">
      <style:text-properties fo:font-size="11pt" style:font-size-asian="11pt" style:font-size-complex="11pt"/>
    </style:style>
    <style:style style:name="T8" style:parent-style-name="Standardstycketeckensnitt" style:family="text">
      <style:text-properties fo:font-size="11pt" style:font-size-asian="11pt" style:font-size-complex="11pt"/>
    </style:style>
    <style:style style:name="T9" style:parent-style-name="Standardstycketeckensnitt" style:family="text">
      <style:text-properties fo:font-weight="bold" style:font-weight-asian="bold" style:font-weight-complex="bold" fo:font-size="11pt" style:font-size-asian="11pt" style:font-size-complex="11pt"/>
    </style:style>
    <style:style style:name="T10" style:parent-style-name="Standardstycketeckensnitt" style:family="text">
      <style:text-properties fo:font-size="11pt" style:font-size-asian="11pt" style:font-size-complex="11pt"/>
    </style:style>
    <style:style style:name="T11" style:parent-style-name="Standardstycketeckensnitt" style:family="text">
      <style:text-properties fo:font-weight="bold" style:font-weight-asian="bold" style:font-weight-complex="bold" fo:font-size="11pt" style:font-size-asian="11pt" style:font-size-complex="11pt"/>
    </style:style>
    <style:style style:name="T12" style:parent-style-name="Standardstycketeckensnitt" style:family="text">
      <style:text-properties fo:font-size="11pt" style:font-size-asian="11pt" style:font-size-complex="11pt"/>
    </style:style>
    <style:style style:name="T13" style:parent-style-name="Standardstycketeckensnitt" style:family="text">
      <style:text-properties fo:font-weight="bold" style:font-weight-asian="bold" style:font-weight-complex="bold" fo:font-size="11pt" style:font-size-asian="11pt" style:font-size-complex="11pt"/>
    </style:style>
    <style:style style:name="T14" style:parent-style-name="Standardstycketeckensnitt" style:family="text">
      <style:text-properties fo:font-size="11pt" style:font-size-asian="11pt" style:font-size-complex="11pt"/>
    </style:style>
    <style:style style:name="T15" style:parent-style-name="Standardstycketeckensnitt" style:family="text">
      <style:text-properties fo:font-weight="bold" style:font-weight-asian="bold" style:font-weight-complex="bold" fo:font-size="11pt" style:font-size-asian="11pt" style:font-size-complex="11pt"/>
    </style:style>
    <style:style style:name="T16" style:parent-style-name="Standardstycketeckensnitt" style:family="text">
      <style:text-properties fo:font-size="11pt" style:font-size-asian="11pt" style:font-size-complex="11pt"/>
    </style:style>
    <style:style style:name="T17" style:parent-style-name="Standardstycketeckensnitt" style:family="text">
      <style:text-properties fo:font-size="11pt" style:font-size-asian="11pt" style:font-size-complex="11pt"/>
    </style:style>
    <style:style style:name="T18" style:parent-style-name="Standardstycketeckensnitt" style:family="text">
      <style:text-properties fo:font-size="11pt" style:font-size-asian="11pt" style:font-size-complex="11pt"/>
    </style:style>
    <style:style style:name="T19" style:parent-style-name="Standardstycketeckensnitt" style:family="text">
      <style:text-properties fo:font-size="11pt" style:font-size-asian="11pt" style:font-size-complex="11pt"/>
    </style:style>
    <style:style style:name="T20" style:parent-style-name="Standardstycketeckensnitt" style:family="text">
      <style:text-properties fo:font-size="11pt" style:font-size-asian="11pt" style:font-size-complex="11pt"/>
    </style:style>
    <style:style style:name="T21" style:parent-style-name="Standardstycketeckensnitt" style:family="text">
      <style:text-properties fo:font-size="11pt" style:font-size-asian="11pt" style:font-size-complex="11pt"/>
    </style:style>
    <style:style style:name="T22" style:parent-style-name="Standardstycketeckensnitt" style:family="text">
      <style:text-properties fo:font-size="11pt" style:font-size-asian="11pt" style:font-size-complex="11pt"/>
    </style:style>
    <style:style style:name="T23" style:parent-style-name="Standardstycketeckensnitt" style:family="text">
      <style:text-properties fo:font-size="11pt" style:font-size-asian="11pt" style:font-size-complex="11pt"/>
    </style:style>
    <style:style style:name="T24" style:parent-style-name="Standardstycketeckensnitt" style:family="text">
      <style:text-properties fo:font-size="11pt" style:font-size-asian="11pt" style:font-size-complex="11pt"/>
    </style:style>
    <style:style style:name="T25" style:parent-style-name="Standardstycketeckensnitt" style:family="text">
      <style:text-properties fo:font-size="11pt" style:font-size-asian="11pt" style:font-size-complex="11pt"/>
    </style:style>
    <style:style style:name="T26" style:parent-style-name="Standardstycketeckensnitt" style:family="text">
      <style:text-properties fo:font-weight="bold" style:font-weight-asian="bold" style:font-weight-complex="bold" fo:font-size="11pt" style:font-size-asian="11pt" style:font-size-complex="11pt"/>
    </style:style>
    <style:style style:name="T27" style:parent-style-name="Standardstycketeckensnitt" style:family="text">
      <style:text-properties fo:font-size="11pt" style:font-size-asian="11pt" style:font-size-complex="11pt"/>
    </style:style>
    <style:style style:name="T28" style:parent-style-name="Standardstycketeckensnitt" style:family="text">
      <style:text-properties fo:font-size="11pt" style:font-size-asian="11pt" style:font-size-complex="11pt"/>
    </style:style>
    <style:style style:name="T29" style:parent-style-name="Standardstycketeckensnitt" style:family="text">
      <style:text-properties fo:font-size="11pt" style:font-size-asian="11pt" style:font-size-complex="11pt"/>
    </style:style>
    <style:style style:name="P30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1" style:parent-style-name="Normal" style:family="paragraph">
      <style:text-properties fo:font-size="11pt" style:font-size-asian="11pt" style:font-size-complex="11pt"/>
    </style:style>
    <style:style style:name="P32" style:parent-style-name="Normal" style:family="paragraph">
      <style:text-properties fo:font-size="11pt" style:font-size-asian="11pt" style:font-size-complex="11pt"/>
    </style:style>
    <style:style style:name="P33" style:parent-style-name="Normal" style:family="paragraph">
      <style:text-properties fo:font-size="11pt" style:font-size-asian="11pt" style:font-size-complex="11pt"/>
    </style:style>
    <style:style style:name="P34" style:parent-style-name="Normal" style:family="paragraph">
      <style:text-properties fo:font-size="11pt" style:font-size-asian="11pt" style:font-size-complex="11pt"/>
    </style:style>
    <style:style style:name="P35" style:parent-style-name="Normal" style:family="paragraph">
      <style:text-properties fo:font-size="11pt" style:font-size-asian="11pt" style:font-size-complex="11pt"/>
    </style:style>
    <style:style style:name="P36" style:parent-style-name="Normal" style:family="paragraph">
      <style:text-properties fo:font-size="11pt" style:font-size-asian="11pt" style:font-size-complex="11pt"/>
    </style:style>
    <style:style style:name="P37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8" style:parent-style-name="Normal" style:family="paragraph">
      <style:text-properties fo:font-size="11pt" style:font-size-asian="11pt" style:font-size-complex="11pt"/>
    </style:style>
    <style:style style:name="P39" style:parent-style-name="Normal" style:family="paragraph">
      <style:text-properties fo:font-size="11pt" style:font-size-asian="11pt" style:font-size-complex="11pt"/>
    </style:style>
    <style:style style:name="P40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41" style:parent-style-name="Normal" style:family="paragraph">
      <style:text-properties fo:font-size="11pt" style:font-size-asian="11pt" style:font-size-complex="11pt"/>
    </style:style>
    <style:style style:name="P42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43" style:parent-style-name="Normal" style:family="paragraph">
      <style:text-properties fo:font-size="11pt" style:font-size-asian="11pt" style:font-size-complex="11pt"/>
    </style:style>
    <style:style style:name="P44" style:parent-style-name="Normal" style:family="paragraph">
      <style:text-properties fo:font-size="11pt" style:font-size-asian="11pt" style:font-size-complex="11pt"/>
    </style:style>
    <style:style style:name="P45" style:parent-style-name="Normal" style:family="paragraph">
      <style:text-properties fo:font-size="11pt" style:font-size-asian="11pt" style:font-size-complex="11pt"/>
    </style:style>
    <style:style style:name="P46" style:parent-style-name="Normal" style:family="paragraph">
      <style:paragraph-properties fo:text-indent="0.9055in"/>
      <style:text-properties fo:font-weight="bold" style:font-weight-asian="bold" style:font-weight-complex="bold"/>
    </style:style>
    <style:style style:name="P47" style:parent-style-name="Normal" style:family="paragraph">
      <style:paragraph-properties fo:text-indent="0.9055in"/>
    </style:style>
    <style:style style:name="T48" style:parent-style-name="Standardstycketeckensnitt" style:family="text">
      <style:text-properties fo:font-weight="bold" style:font-weight-asian="bold" style:font-weight-complex="bold"/>
    </style:style>
    <style:style style:name="T49" style:parent-style-name="Standardstycketeckensnitt" style:family="text">
      <style:text-properties fo:font-weight="bold" style:font-weight-asian="bold" style:font-weight-complex="bold"/>
    </style:style>
    <style:style style:name="T50" style:parent-style-name="Standardstycketeckensnitt" style:family="text">
      <style:text-properties fo:font-weight="bold" style:font-weight-asian="bold" style:font-weight-complex="bold"/>
    </style:style>
    <style:style style:name="T51" style:parent-style-name="Standardstycketeckensnitt" style:family="text">
      <style:text-properties fo:font-weight="bold" style:font-weight-asian="bold" style:font-weight-complex="bold"/>
    </style:style>
    <style:style style:name="T52" style:parent-style-name="Standardstycketeckensnitt" style:family="text">
      <style:text-properties fo:font-weight="bold" style:font-weight-asian="bold" style:font-weight-complex="bold"/>
    </style:style>
    <style:style style:name="T53" style:parent-style-name="Standardstycketeckensnitt" style:family="text">
      <style:text-properties fo:font-weight="bold" style:font-weight-asian="bold" style:font-weight-complex="bold"/>
    </style:style>
    <style:style style:name="T54" style:parent-style-name="Standardstycketeckensnitt" style:family="text">
      <style:text-properties fo:font-weight="bold" style:font-weight-asian="bold" style:font-weight-complex="bold"/>
    </style:style>
    <style:style style:name="T55" style:parent-style-name="Standardstycketeckensnitt" style:family="text">
      <style:text-properties fo:font-weight="bold" style:font-weight-asian="bold" style:font-weight-complex="bold"/>
    </style:style>
    <style:style style:name="T56" style:parent-style-name="Standardstycketeckensnit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Loggbok för frontend 2 Movie assignment</text:p>
      <text:p text:style-name="P2">2026-01-28</text:p>
      <text:p text:style-name="Normal"><text:span text:style-name="T3">Projekt:<text:s/></text:span><text:span text:style-name="T4">Bokningssystem för bio.</text:span></text:p>
      <text:p text:style-name="P5">I detta projekt har jag utvecklat ett bokningssystem för en biovisning där användaren kan välja film, välja platser, se totalpris och genomföra en bokning. Projektet är byggt i React och använder json-server för att lagra och hämta data via ett API.</text:p>
      <text:p text:style-name="P6">Val av ramverk, bibliotek och struktur:</text:p>
      <text:p text:style-name="P7">Jag valde att använda React eftersom<text:s/>det var kravet för VG och jag ville sikta på att få VG samt för att<text:s/>Reacts komponentbaserade struktur gjorde det enkelt att dela upp applikationen i mindre delar med tydligt ansvar.</text:p>
      <text:p text:style-name="Normal"><text:span text:style-name="T8">Applikationen är byggd med funktionella</text:span><text:span text:style-name="T9"><text:s/></text:span><text:span text:style-name="T10">komponenter</text:span><text:span text:style-name="T11"><text:s/></text:span><text:span text:style-name="T12">och</text:span><text:span text:style-name="T13"><text:s/></text:span><text:span text:style-name="T14">React</text:span><text:span text:style-name="T15"><text:s/></text:span><text:span text:style-name="T16">Hooks, främst useState och useEffect, vilket gav ett<text:s/></text:span><text:span text:style-name="T17">enkelt</text:span><text:span text:style-name="T18"><text:s/>sätt att hantera state och logik. Huvudkomponenten App.jsx ansvarar för övergripande state, medan funktionalitet som formulär, säten och adminvy ligger i egna komponenter.</text:span></text:p>
      <text:p text:style-name="Normal"><text:span text:style-name="T19">Som backend-lösning valde jag json-server</text:span><text:span text:style-name="T20"><text:s/>som</text:span><text:span text:style-name="T21"><text:s/>gjorde det möjligt att<text:s/></text:span><text:span text:style-name="T22">enkelt</text:span><text:span text:style-name="T23"><text:s/>skapa REST-</text:span><text:span text:style-name="T24">API</text:span><text:span text:style-name="T25"><text:s/>för filmer och bokningar och fokusera på frontendutveckling. Kommunikation med backend sker via Fetch</text:span><text:span text:style-name="T26"><text:s/></text:span><text:span text:style-name="T27">API, vilket<text:s/></text:span><text:span text:style-name="T28">jag tycker höll projektet oavancerat</text:span><text:span text:style-name="T29">.</text:span></text:p>
      <text:p text:style-name="P30">Process</text:p>
      <text:p text:style-name="P31">Jag började med att sätta upp projektets grundstruktur och skapa komponenter för filmval och visning av filmer.<text:s/></text:p>
      <text:p text:style-name="P32">Därefter implementerade jag klickbara säten där användaren kan välja antal platser, och totalpriset uppdateras dynamiskt baserat på biljettpris och antal säten.</text:p>
      <text:p text:style-name="P33">Jag skapade även en adminvy där filmer kan läggas till och tas bort via API.<text:s/></text:p>
      <text:p text:style-name="P34">Därefter utvecklade jag ett bokningsformulär där användaren fyller i namn och telefonnummer.</text:p>
      <text:p text:style-name="P35"><text:s/>Vid submit skickas bokningen till json-server.<text:s/></text:p>
      <text:p text:style-name="P36">Efter lyckad bokning visas en bekräftelse och formuläret stängs automatiskt.</text:p>
      <text:p text:style-name="P37">Problem samt lösningar</text:p>
      <text:p text:style-name="P38">Under utvecklingen uppstod<text:s/>det en del småfel<text:s/>bland annat när<text:s/>sidan blev svart vid submit av formuläret.<text:s/>Det tog en stund att hitta vad felet berodde på men efter en felsökning i webbläsarens kontroll insåg jag att<text:s/>det<text:s/>berodde på att useState inte var korrekt importerat samt att JSON.stringify var felstavat.<text:s/></text:p>
      <text:p text:style-name="P39">Jag löste även ett problem där formuläret inte stängdes efter bokning genom att använda props och callbacks mellan komponenter.</text:p>
      <text:p text:style-name="P40">Lärdomar att ta med sig</text:p>
      <text:soft-page-break/>
      <text:p text:style-name="P41">I det här projektet har jag lärt mig hur man bygger en komponentbaserad applikation, i detta fall hade jag AdminView, BookingForm, DeleteMovie, PickMovie, PostMovie och Seat. Jag har även lärt mig hur man använder en json-server som backend, hur man skickar och sparar data via api samt hur man felsöker JavaScript/react felkod.</text:p>
      <text:p text:style-name="P42"/>
      <text:p text:style-name="P43"/>
      <text:p text:style-name="P44"/>
      <text:p text:style-name="P45"><text:tab/><text:tab/><text:tab/><text:tab/><text:tab/><text:tab/><text:tab/><text:tab/><text:tab/><text:tab/><text:tab/><text:tab/><text:tab/></text:p>
      <text:p text:style-name="P46"><text:tab/></text:p>
      <text:p text:style-name="P47"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Rubrik3" style:display-name="Rubrik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Rubrik4" style:display-name="Rubrik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Rubrik5" style:display-name="Rubrik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Rubrik6" style:display-name="Rubrik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Rubrik7" style:display-name="Rubrik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Rubrik8" style:display-name="Rubrik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Rubrik9" style:display-name="Rubrik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1Char" style:display-name="Rubrik 1 Char" style:family="text" style:parent-style-name="Standardstycketecken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Rubrik2Char" style:display-name="Rubrik 2 Char" style:family="text" style:parent-style-name="Standardstycketecken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Rubrik3Char" style:display-name="Rubrik 3 Char" style:family="text" style:parent-style-name="Standardstycketeckensnitt">
      <style:text-properties style:font-name-asian="Times New Roman" style:font-name-complex="Times New Roman" fo:color="#0F4761" fo:font-size="14pt" style:font-size-asian="14pt" style:font-size-complex="14pt"/>
    </style:style>
    <style:style style:name="Rubrik4Char" style:display-name="Rubrik 4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0F4761"/>
    </style:style>
    <style:style style:name="Rubrik5Char" style:display-name="Rubrik 5 Char" style:family="text" style:parent-style-name="Standardstycketeckensnitt">
      <style:text-properties style:font-name-asian="Times New Roman" style:font-name-complex="Times New Roman" fo:color="#0F4761"/>
    </style:style>
    <style:style style:name="Rubrik6Char" style:display-name="Rubrik 6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595959"/>
    </style:style>
    <style:style style:name="Rubrik7Char" style:display-name="Rubrik 7 Char" style:family="text" style:parent-style-name="Standardstycketeckensnitt">
      <style:text-properties style:font-name-asian="Times New Roman" style:font-name-complex="Times New Roman" fo:color="#595959"/>
    </style:style>
    <style:style style:name="Rubrik8Char" style:display-name="Rubrik 8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272727"/>
    </style:style>
    <style:style style:name="Rubrik9Char" style:display-name="Rubrik 9 Char" style:family="text" style:parent-style-name="Standardstycketeckensnitt">
      <style:text-properties style:font-name-asian="Times New Roman" style:font-name-complex="Times New Roman" fo:color="#272727"/>
    </style:style>
    <style:style style:name="Rubrik" style:display-name="Rubrik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RubrikChar" style:display-name="Rubrik Char" style:family="text" style:parent-style-name="Standardstycketecken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rubrik" style:display-name="Underrubrik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rubrikChar" style:display-name="Underrubrik Char" style:family="text" style:parent-style-name="Standardstycketecken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Char" style:display-name="Citat Char" style:family="text" style:parent-style-name="Standardstycketeckensnitt">
      <style:text-properties fo:font-style="italic" style:font-style-asian="italic" style:font-style-complex="italic" fo:color="#404040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arkbetoning" style:display-name="Stark betoning" style:family="text" style:parent-style-name="Standardstycketeckensnitt">
      <style:text-properties fo:font-style="italic" style:font-style-asian="italic" style:font-style-complex="italic" fo:color="#0F4761"/>
    </style:style>
    <style:style style:name="Starktcitat" style:display-name="Sta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arktcitatChar" style:display-name="Starkt citat Char" style:family="text" style:parent-style-name="Standardstycketeckensnitt">
      <style:text-properties fo:font-style="italic" style:font-style-asian="italic" style:font-style-complex="italic" fo:color="#0F4761"/>
    </style:style>
    <style:style style:name="Starkreferens" style:display-name="Stark referens" style:family="text" style:parent-style-name="Standardstycketeckensnit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sman Jeylani (student syh)</meta:initial-creator>
    <dc:creator>Osman Jeylani (student syh)</dc:creator>
    <meta:creation-date>2026-01-28T10:27:00Z</meta:creation-date>
    <dc:date>2026-01-28T10:27:00Z</dc:date>
    <meta:template xlink:href="Normal" xlink:type="simple"/>
    <meta:editing-cycles>2</meta:editing-cycles>
    <meta:editing-duration>PT120S</meta:editing-duration>
    <meta:document-statistic meta:page-count="2" meta:paragraph-count="5" meta:word-count="405" meta:character-count="2547" meta:row-count="17" meta:non-whitespace-character-count="2147"/>
  </office:meta>
</office:document-meta>
</file>